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9.49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6" table:number-columns-repeated="11" table:default-cell-style-name="Default"/>
        <table:table-row table:style-name="ro2">
          <table:table-cell office:value-type="string" calcext:value-type="string">
            <text:p>Vp values</text:p>
          </table:table-cell>
          <table:table-cell table:style-name="Default"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2">
          <table:table-cell table:formula="of:=12*[.H2]*2" office:value-type="float" office:value="24" calcext:value-type="float">
            <text:p>24</text:p>
          </table:table-cell>
          <table:table-cell table:formula="of:=[.$E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F$2]" office:value-type="float" office:value="1.56555772994129" calcext:value-type="float">
            <text:p>1.56555772994129</text:p>
          </table:table-cell>
          <table:table-cell table:formula="of:=(12*[.H2])+[.H2]" office:value-type="float" office:value="13" calcext:value-type="float">
            <text:p>13</text:p>
          </table:table-cell>
          <table:table-cell table:formula="of:=[.K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formula="of:=[.A2]-(1*[.$H$2])" office:value-type="float" office:value="23" calcext:value-type="float">
            <text:p>23</text:p>
          </table:table-cell>
          <table:table-cell table:formula="of:=[.$E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F$2]" office:value-type="float" office:value="1.5003261578604" calcext:value-type="float">
            <text:p>1.5003261578604</text:p>
          </table:table-cell>
          <table:table-cell table:number-columns-repeated="10"/>
        </table:table-row>
        <table:table-row table:style-name="ro2">
          <table:table-cell table:formula="of:=[.A3]-(1*[.$H$2])" office:value-type="float" office:value="22" calcext:value-type="float">
            <text:p>22</text:p>
          </table:table-cell>
          <table:table-cell table:formula="of:=[.$E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F$2]" office:value-type="float" office:value="1.43509458577952" calcext:value-type="float">
            <text:p>1.43509458577952</text:p>
          </table:table-cell>
          <table:table-cell table:number-columns-repeated="10"/>
        </table:table-row>
        <table:table-row table:style-name="ro2">
          <table:table-cell table:formula="of:=[.A4]-(1*[.$H$2])" office:value-type="float" office:value="21" calcext:value-type="float">
            <text:p>21</text:p>
          </table:table-cell>
          <table:table-cell table:formula="of:=[.$E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F$2]" office:value-type="float" office:value="1.36986301369863" calcext:value-type="float">
            <text:p>1.36986301369863</text:p>
          </table:table-cell>
          <table:table-cell table:number-columns-repeated="10"/>
        </table:table-row>
        <table:table-row table:style-name="ro2">
          <table:table-cell table:formula="of:=[.A5]-(1*[.$H$2])" office:value-type="float" office:value="20" calcext:value-type="float">
            <text:p>20</text:p>
          </table:table-cell>
          <table:table-cell table:formula="of:=[.$E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F$2]" office:value-type="float" office:value="1.30463144161774" calcext:value-type="float">
            <text:p>1.30463144161774</text:p>
          </table:table-cell>
          <table:table-cell table:number-columns-repeated="10"/>
        </table:table-row>
        <table:table-row table:style-name="ro2">
          <table:table-cell table:formula="of:=[.A6]-(1*[.$H$2])" office:value-type="float" office:value="19" calcext:value-type="float">
            <text:p>19</text:p>
          </table:table-cell>
          <table:table-cell table:formula="of:=[.$E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F$2]" office:value-type="float" office:value="1.23939986953686" calcext:value-type="float">
            <text:p>1.23939986953686</text:p>
          </table:table-cell>
          <table:table-cell table:number-columns-repeated="10"/>
        </table:table-row>
        <table:table-row table:style-name="ro2">
          <table:table-cell table:formula="of:=[.A7]-(1*[.$H$2])" office:value-type="float" office:value="18" calcext:value-type="float">
            <text:p>18</text:p>
          </table:table-cell>
          <table:table-cell table:formula="of:=[.$E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F$2]" office:value-type="float" office:value="1.17416829745597" calcext:value-type="float">
            <text:p>1.17416829745597</text:p>
          </table:table-cell>
          <table:table-cell table:number-columns-repeated="10"/>
        </table:table-row>
        <table:table-row table:style-name="ro2">
          <table:table-cell table:formula="of:=[.A8]-(1*[.$H$2])" office:value-type="float" office:value="17" calcext:value-type="float">
            <text:p>17</text:p>
          </table:table-cell>
          <table:table-cell table:formula="of:=[.$E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F$2]" office:value-type="float" office:value="1.10893672537508" calcext:value-type="float">
            <text:p>1.10893672537508</text:p>
          </table:table-cell>
          <table:table-cell table:number-columns-repeated="10"/>
        </table:table-row>
        <table:table-row table:style-name="ro2">
          <table:table-cell table:formula="of:=[.A9]-(1*[.$H$2])" office:value-type="float" office:value="16" calcext:value-type="float">
            <text:p>16</text:p>
          </table:table-cell>
          <table:table-cell table:formula="of:=[.$E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F$2]" office:value-type="float" office:value="1.04370515329419" calcext:value-type="float">
            <text:p>1.04370515329419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2">
          <table:table-cell table:formula="of:=[.A10]-(1*[.$H$2])" office:value-type="float" office:value="15" calcext:value-type="float">
            <text:p>15</text:p>
          </table:table-cell>
          <table:table-cell table:formula="of:=[.$E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F$2]" office:value-type="float" office:value="0.978473581213307" calcext:value-type="float">
            <text:p>0.978473581213307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2">
          <table:table-cell table:formula="of:=[.A11]-(1*[.$H$2])" office:value-type="float" office:value="14" calcext:value-type="float">
            <text:p>14</text:p>
          </table:table-cell>
          <table:table-cell table:formula="of:=[.$E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F$2]" office:value-type="float" office:value="0.91324200913242" calcext:value-type="float">
            <text:p>0.9132420091324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[.A12]-(1*[.$H$2])" office:value-type="float" office:value="13" calcext:value-type="float">
            <text:p>13</text:p>
          </table:table-cell>
          <table:table-cell table:formula="of:=[.$E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F$2]" office:value-type="float" office:value="0.848010437051533" calcext:value-type="float">
            <text:p>0.848010437051533</text:p>
          </table:table-cell>
          <table:table-cell table:number-columns-repeated="10"/>
        </table:table-row>
        <table:table-row table:style-name="ro2">
          <table:table-cell table:formula="of:=[.A13]-(1*[.$H$2])" office:value-type="float" office:value="12" calcext:value-type="float">
            <text:p>12</text:p>
          </table:table-cell>
          <table:table-cell table:formula="of:=[.$E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F$2]" office:value-type="float" office:value="0.782778864970646" calcext:value-type="float">
            <text:p>0.782778864970646</text:p>
          </table:table-cell>
          <table:table-cell table:number-columns-repeated="10"/>
        </table:table-row>
        <table:table-row table:style-name="ro2">
          <table:table-cell table:formula="of:=[.A14]-(1*[.$H$2])" office:value-type="float" office:value="11" calcext:value-type="float">
            <text:p>11</text:p>
          </table:table-cell>
          <table:table-cell table:formula="of:=[.$E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F$2]" office:value-type="float" office:value="0.717547292889759" calcext:value-type="float">
            <text:p>0.717547292889759</text:p>
          </table:table-cell>
          <table:table-cell table:number-columns-repeated="10"/>
        </table:table-row>
        <table:table-row table:style-name="ro2">
          <table:table-cell table:formula="of:=[.A15]-(1*[.$H$2])" office:value-type="float" office:value="10" calcext:value-type="float">
            <text:p>10</text:p>
          </table:table-cell>
          <table:table-cell table:formula="of:=[.$E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F$2]" office:value-type="float" office:value="0.652315720808871" calcext:value-type="float">
            <text:p>0.652315720808871</text:p>
          </table:table-cell>
          <table:table-cell table:number-columns-repeated="10"/>
        </table:table-row>
        <table:table-row table:style-name="ro2">
          <table:table-cell table:formula="of:=[.A16]-(1*[.$H$2])" office:value-type="float" office:value="9" calcext:value-type="float">
            <text:p>9</text:p>
          </table:table-cell>
          <table:table-cell table:formula="of:=[.$E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F$2]" office:value-type="float" office:value="0.587084148727984" calcext:value-type="float">
            <text:p>0.587084148727984</text:p>
          </table:table-cell>
          <table:table-cell table:number-columns-repeated="10"/>
        </table:table-row>
        <table:table-row table:style-name="ro2">
          <table:table-cell table:formula="of:=[.A17]-(1*[.$H$2])" office:value-type="float" office:value="8" calcext:value-type="float">
            <text:p>8</text:p>
          </table:table-cell>
          <table:table-cell table:formula="of:=[.$E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F$2]" office:value-type="float" office:value="0.521852576647097" calcext:value-type="float">
            <text:p>0.521852576647097</text:p>
          </table:table-cell>
          <table:table-cell table:number-columns-repeated="10"/>
        </table:table-row>
        <table:table-row table:style-name="ro3">
          <table:table-cell table:formula="of:=[.A18]-(1*[.$H$2])" office:value-type="float" office:value="7" calcext:value-type="float">
            <text:p>7</text:p>
          </table:table-cell>
          <table:table-cell table:formula="of:=[.$E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F$2]" office:value-type="float" office:value="0.45662100456621" calcext:value-type="float">
            <text:p>0.45662100456621</text:p>
          </table:table-cell>
          <table:table-cell table:number-columns-repeated="10"/>
        </table:table-row>
        <table:table-row table:style-name="ro2">
          <table:table-cell table:formula="of:=[.A19]-(1*[.$H$2])" office:value-type="float" office:value="6" calcext:value-type="float">
            <text:p>6</text:p>
          </table:table-cell>
          <table:table-cell table:formula="of:=[.$E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F$2]" office:value-type="float" office:value="0.391389432485323" calcext:value-type="float">
            <text:p>0.391389432485323</text:p>
          </table:table-cell>
          <table:table-cell table:number-columns-repeated="10"/>
        </table:table-row>
        <table:table-row table:style-name="ro2">
          <table:table-cell table:formula="of:=[.A20]-(1*[.$H$2])" office:value-type="float" office:value="5" calcext:value-type="float">
            <text:p>5</text:p>
          </table:table-cell>
          <table:table-cell table:formula="of:=[.$E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F$2]" office:value-type="float" office:value="0.326157860404436" calcext:value-type="float">
            <text:p>0.326157860404436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4">
          <table:table-cell table:formula="of:=[.A21]-(1*[.$H$2])" office:value-type="float" office:value="4" calcext:value-type="float">
            <text:p>4</text:p>
          </table:table-cell>
          <table:table-cell table:formula="of:=[.$E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F$2]" office:value-type="float" office:value="0.260926288323549" calcext:value-type="float">
            <text:p>0.260926288323549</text:p>
          </table:table-cell>
          <table:table-cell table:number-columns-repeated="10"/>
        </table:table-row>
        <table:table-row table:style-name="ro2">
          <table:table-cell table:formula="of:=[.A22]-(1*[.$H$2])" office:value-type="float" office:value="3" calcext:value-type="float">
            <text:p>3</text:p>
          </table:table-cell>
          <table:table-cell table:formula="of:=[.$E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F$2]" office:value-type="float" office:value="0.195694716242661" calcext:value-type="float">
            <text:p>0.195694716242661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2">
          <table:table-cell table:formula="of:=[.A23]-(1*[.$H$2])" office:value-type="float" office:value="2" calcext:value-type="float">
            <text:p>2</text:p>
          </table:table-cell>
          <table:table-cell table:formula="of:=[.$E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F$2]" office:value-type="float" office:value="0.130463144161774" calcext:value-type="float">
            <text:p>0.130463144161774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4">
          <table:table-cell table:formula="of:=[.A24]-(1*[.$H$2])" office:value-type="float" office:value="1" calcext:value-type="float">
            <text:p>1</text:p>
          </table:table-cell>
          <table:table-cell table:formula="of:=[.$E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F$2]" office:value-type="float" office:value="0.0652315720808871" calcext:value-type="float">
            <text:p>0.065231572080887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2">
          <table:table-cell table:formula="of:=[.A25]-(1*[.$H$2])" office:value-type="float" office:value="0" calcext:value-type="float">
            <text:p>0</text:p>
          </table:table-cell>
          <table:table-cell table:formula="of:=[.$E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F$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formula="of:=[.A26]-(1*[.$H$2])" office:value-type="float" office:value="-1" calcext:value-type="float">
            <text:p>-1</text:p>
          </table:table-cell>
          <table:table-cell table:formula="of:=[.$E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F$2]" office:value-type="float" office:value="-0.0652315720808871" calcext:value-type="float">
            <text:p>-0.065231572080887</text:p>
          </table:table-cell>
          <table:table-cell table:number-columns-repeated="10"/>
        </table:table-row>
        <table:table-row table:style-name="ro2">
          <table:table-cell table:formula="of:=[.A27]-(1*[.$H$2])" office:value-type="float" office:value="-2" calcext:value-type="float">
            <text:p>-2</text:p>
          </table:table-cell>
          <table:table-cell table:formula="of:=[.$E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F$2]" office:value-type="float" office:value="-0.130463144161774" calcext:value-type="float">
            <text:p>-0.130463144161774</text:p>
          </table:table-cell>
          <table:table-cell table:number-columns-repeated="10"/>
        </table:table-row>
        <table:table-row table:style-name="ro2">
          <table:table-cell table:formula="of:=[.A28]-(1*[.$H$2])" office:value-type="float" office:value="-3" calcext:value-type="float">
            <text:p>-3</text:p>
          </table:table-cell>
          <table:table-cell table:formula="of:=[.$E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F$2]" office:value-type="float" office:value="-0.195694716242661" calcext:value-type="float">
            <text:p>-0.195694716242661</text:p>
          </table:table-cell>
          <table:table-cell table:number-columns-repeated="10"/>
        </table:table-row>
        <calcext:conditional-formats>
          <calcext:conditional-format calcext:target-range-address="panel_voltage_plot.B2:panel_voltage_plot.B29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3:49:44.619801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2T16:16:36.895309633</dc:date>
    <meta:editing-duration>PT12H20M45S</meta:editing-duration>
    <meta:editing-cycles>147</meta:editing-cycles>
    <meta:generator>LibreOffice/5.2.7.2$Linux_X86_64 LibreOffice_project/20m0$Build-2</meta:generator>
    <meta:document-statistic meta:table-count="5" meta:cell-count="401" meta:object-count="0"/>
  </office:meta>
</office:document-meta>
</file>